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803cm" style:rel-column-width="1022*"/>
    </style:style>
    <style:style style:name="Tabelle1.B" style:family="table-column">
      <style:table-column-properties style:column-width="11.047cm" style:rel-column-width="6263*"/>
    </style:style>
    <style:style style:name="Tabelle1.C" style:family="table-column">
      <style:table-column-properties style:column-width="6.426cm" style:rel-column-width="3643*"/>
    </style:style>
    <style:style style:name="Tabelle1.D" style:family="table-column">
      <style:table-column-properties style:column-width="6.424cm" style:rel-column-width="364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df4" officeooo:paragraph-rsid="00179bdc"/>
    </style:style>
    <style:style style:name="P2" style:family="paragraph" style:parent-style-name="Standard">
      <style:text-properties officeooo:rsid="00179bdc" officeooo:paragraph-rsid="00179bdc"/>
    </style:style>
    <style:style style:name="P3" style:family="paragraph" style:parent-style-name="Standard">
      <style:text-properties officeooo:rsid="00199fe0" officeooo:paragraph-rsid="00179bdc"/>
    </style:style>
    <style:style style:name="P4" style:family="paragraph" style:parent-style-name="Standard">
      <style:text-properties officeooo:rsid="00199fe0" officeooo:paragraph-rsid="0019bb6d"/>
    </style:style>
    <style:style style:name="P5" style:family="paragraph" style:parent-style-name="Standard">
      <style:text-properties officeooo:rsid="001ca16c" officeooo:paragraph-rsid="00179bdc"/>
    </style:style>
    <style:style style:name="P6" style:family="paragraph" style:parent-style-name="Standard">
      <style:text-properties officeooo:rsid="001b94a7" officeooo:paragraph-rsid="0019bb6d"/>
    </style:style>
    <style:style style:name="P7" style:family="paragraph" style:parent-style-name="Standard">
      <style:text-properties officeooo:rsid="0024129e" officeooo:paragraph-rsid="0019bb6d"/>
    </style:style>
    <style:style style:name="P8" style:family="paragraph" style:parent-style-name="Standard">
      <style:text-properties fo:font-size="10.5pt" officeooo:rsid="00175df4" officeooo:paragraph-rsid="00179bdc" style:font-size-asian="10.5pt" style:font-size-complex="10.5pt"/>
    </style:style>
    <style:style style:name="P9" style:family="paragraph" style:parent-style-name="Standard">
      <style:text-properties fo:font-size="10.5pt" officeooo:rsid="001ca16c" officeooo:paragraph-rsid="00179bdc" style:font-size-asian="10.5pt" style:font-size-complex="10.5pt"/>
    </style:style>
    <style:style style:name="P10" style:family="paragraph" style:parent-style-name="Standard">
      <style:text-properties fo:font-size="10.5pt" officeooo:rsid="001e700f" officeooo:paragraph-rsid="00179bdc" style:font-size-asian="10.5pt" style:font-size-complex="10.5pt"/>
    </style:style>
    <style:style style:name="P11" style:family="paragraph" style:parent-style-name="Standard">
      <style:text-properties fo:font-size="10.5pt" officeooo:rsid="00199fe0" officeooo:paragraph-rsid="00179bdc" style:font-size-asian="10.5pt" style:font-size-complex="10.5pt"/>
    </style:style>
    <style:style style:name="P12" style:family="paragraph" style:parent-style-name="Standard">
      <style:text-properties fo:font-size="10.5pt" officeooo:rsid="00199fe0" officeooo:paragraph-rsid="0019bb6d" style:font-size-asian="10.5pt" style:font-size-complex="10.5pt"/>
    </style:style>
    <style:style style:name="P13" style:family="paragraph" style:parent-style-name="Standard">
      <style:text-properties fo:font-size="10.5pt" officeooo:rsid="0021ad5e" officeooo:paragraph-rsid="0019bb6d" style:font-size-asian="10.5pt" style:font-size-complex="10.5pt"/>
    </style:style>
    <style:style style:name="P14" style:family="paragraph" style:parent-style-name="Standard">
      <style:text-properties fo:font-size="10.5pt" officeooo:rsid="001b94a7" officeooo:paragraph-rsid="0019bb6d" style:font-size-asian="10.5pt" style:font-size-complex="10.5pt"/>
    </style:style>
    <style:style style:name="P15" style:family="paragraph" style:parent-style-name="Standard">
      <style:text-properties fo:font-size="10.5pt" officeooo:rsid="00247883" officeooo:paragraph-rsid="0019bb6d" style:font-size-asian="10.5pt" style:font-size-complex="10.5pt"/>
    </style:style>
    <style:style style:name="P16" style:family="paragraph" style:parent-style-name="Standard">
      <style:text-properties fo:font-weight="bold" officeooo:rsid="00179bdc" officeooo:paragraph-rsid="00179bdc" style:font-weight-asian="bold" style:font-weight-complex="bold"/>
    </style:style>
    <style:style style:name="P17" style:family="paragraph" style:parent-style-name="Standard">
      <style:text-properties fo:font-weight="bold" officeooo:rsid="001b1bcb" officeooo:paragraph-rsid="001b1bcb" style:font-weight-asian="bold" style:font-weight-complex="bold"/>
    </style:style>
    <style:style style:name="P18" style:family="paragraph" style:parent-style-name="Table_20_Contents">
      <style:text-properties officeooo:rsid="00179bdc" officeooo:paragraph-rsid="00179bdc"/>
    </style:style>
    <style:style style:name="P19" style:family="paragraph" style:parent-style-name="Table_20_Contents">
      <style:text-properties officeooo:rsid="00182303" officeooo:paragraph-rsid="00182303"/>
    </style:style>
    <style:style style:name="P20" style:family="paragraph" style:parent-style-name="Table_20_Contents">
      <style:text-properties officeooo:rsid="0019bb6d" officeooo:paragraph-rsid="0019bb6d"/>
    </style:style>
    <style:style style:name="P21" style:family="paragraph" style:parent-style-name="Table_20_Contents">
      <style:text-properties fo:font-weight="bold" officeooo:rsid="001b1bcb" officeooo:paragraph-rsid="001b1bcb"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c0cf4" style:font-style-asian="italic" style:font-style-complex="italic"/>
    </style:style>
    <style:style style:name="T3" style:family="text">
      <style:text-properties fo:font-style="italic" officeooo:rsid="00231c29" style:font-style-asian="italic" style:font-style-complex="italic"/>
    </style:style>
    <style:style style:name="T4" style:family="text">
      <style:text-properties officeooo:rsid="00175df4"/>
    </style:style>
    <style:style style:name="T5" style:family="text">
      <style:text-properties officeooo:rsid="00190b90"/>
    </style:style>
    <style:style style:name="T6" style:family="text">
      <style:text-properties officeooo:rsid="002a5769"/>
    </style:style>
    <style:style style:name="T7" style:family="text">
      <style:text-properties officeooo:rsid="0019bb6d"/>
    </style:style>
    <style:style style:name="T8" style:family="text">
      <style:text-properties officeooo:rsid="00206110"/>
    </style:style>
    <style:style style:name="T9" style:family="text">
      <style:text-properties officeooo:rsid="00231c29"/>
    </style:style>
    <style:style style:name="T10" style:family="text">
      <style:text-properties officeooo:rsid="001b94a7"/>
    </style:style>
    <style:style style:name="T11" style:family="text">
      <style:text-properties officeooo:rsid="001b1b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column table:style-name="Tabelle1.D"/>
        <table:table-row table:style-name="TableLine2147440185568">
          <table:table-cell table:style-name="Tabelle1.A1" office:value-type="string">
            <text:p text:style-name="P16">Name</text:p>
          </table:table-cell>
          <table:table-cell table:style-name="Tabelle1.A1" office:value-type="string">
            <text:p text:style-name="P17">Hintergrund</text:p>
          </table:table-cell>
          <table:table-cell table:style-name="Tabelle1.A1" office:value-type="string">
            <text:p text:style-name="P21">Aufgabe</text:p>
          </table:table-cell>
          <table:table-cell table:style-name="Tabelle1.D1" office:value-type="string">
            <text:p text:style-name="P21">Lösung</text:p>
          </table:table-cell>
        </table:table-row>
        <table:table-row table:style-name="TableLine2147440185568">
          <table:table-cell table:style-name="Tabelle1.A2" office:value-type="string">
            <text:p text:style-name="P1">Marian</text:p>
          </table:table-cell>
          <table:table-cell table:style-name="Tabelle1.A2" office:value-type="string">
            <text:p text:style-name="P8">Marian kommt aus der Stadt Goldbach. Seine Familie hat ihn ausgestoßen, weil er sich seltsam verhält. Er wurde auf der Straße inmitten eines Packs Hunde aufgelesen. </text:p>
            <text:p text:style-name="P8">Er hat das Bedürfnis, auf allen Vieren zu laufen und sein Revier zu markieren. Er bellt und möchte vom Boden essen.</text:p>
          </table:table-cell>
          <table:table-cell table:style-name="Tabelle1.A2" office:value-type="string">
            <text:p text:style-name="P3"><text:span text:style-name="T1">Finde heraus, warum du so bist, wie du bist.</text:span></text:p>
          </table:table-cell>
          <table:table-cell table:style-name="Tabelle1.D2" office:value-type="string">
            <text:p text:style-name="P2">Marian ist ein Werwolf. Der alte Mann im Rollstuhl ist ebenfalls Werwolf. Er kennt eine Heilpflanze, die Lykandragora</text:p>
          </table:table-cell>
        </table:table-row>
        <table:table-row table:style-name="TableLine2147440185568">
          <table:table-cell table:style-name="Tabelle1.A2" office:value-type="string">
            <text:p text:style-name="P1">Jan</text:p>
          </table:table-cell>
          <table:table-cell table:style-name="Tabelle1.A2" office:value-type="string">
            <text:p text:style-name="P8">Jan möchte nichts anfassen. Er trägt immer weiße Handschuh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style-name="TableLine2147440185568">
          <table:table-cell table:style-name="Tabelle1.A2" office:value-type="string">
            <text:p text:style-name="P5">Killian</text:p>
          </table:table-cell>
          <table:table-cell table:style-name="Tabelle1.A2" office:value-type="string">
            <text:p text:style-name="P9">Killian kommt aus der Stadt Wellington. Waisenkind. <text:span text:style-name="T11">W</text:span>urde von einem fahrenden Zirkus-Magier aufgenommen. Er hat dort gelernt, ist aber geflüchtet. <text:span text:style-name="T11">K</text:span><text:span text:style-name="T4">ann sich für (un)gewisse Zeit unsichtbar machen. </text:span><text:span text:style-name="T11">Seinen </text:span><text:span text:style-name="T4">kleinen Finger an der rechten Hand hat er gegen die Unsichtbarkeit eingetauscht. Er möchte seinen Finger zurück. </text:span></text:p>
          </table:table-cell>
          <table:table-cell table:style-name="Tabelle1.A2" office:value-type="string">
            <text:p text:style-name="P3"><text:span text:style-name="T1">Bekomme vom Dämonen deinen Finger zurück.</text:span><text:span text:style-name="T2">Benötigte Paraphenalia: </text:span><text:span text:style-name="T1">Zündhölzer, Minze, Toter Vogel.</text:span></text:p>
          </table:table-cell>
          <table:table-cell table:style-name="Tabelle1.D2" office:value-type="string">
            <text:p text:style-name="P18">Paraphenalien finden, auf dem Altar im Park opfern</text:p>
          </table:table-cell>
        </table:table-row>
        <table:table-row table:style-name="TableLine2147440185568">
          <table:table-cell table:style-name="Tabelle1.A2" office:value-type="string">
            <text:p text:style-name="P18"><text:span text:style-name="T7">L</text:span>uni</text:p>
          </table:table-cell>
          <table:table-cell table:style-name="Tabelle1.A2" office:value-type="string">
            <text:p text:style-name="P10">Lunis Vater ist verrückt geworden, denn er hörte überall Stimmen. Das hat ihm den Verstand geraubt. Da Lunis Mutter gestorben ist und ihre Tante eine eigene Familie hatte, wurde sie in die Irrenanstalt eingewiesen.</text:p>
            <text:p text:style-name="P11">Luni hört das Gras wachsen und sogar den Mann im Mond. Der Mann im Mond spricht oft mit ihr und erzählt ihr seltsame Dinge. </text:p>
          </table:table-cell>
          <table:table-cell table:style-name="Tabelle1.A2" office:value-type="string">
            <text:p text:style-name="P3"><text:span text:style-name="T1">Hilf dem Mann im Mond.</text:span></text:p>
          </table:table-cell>
          <table:table-cell table:style-name="Tabelle1.D2" office:value-type="string">
            <text:p text:style-name="P19">Die Stimmen sind Ausserirdische. Sie soll mit dem Teleskop das Sternbild Schwan finden und den Weg weisen.</text:p>
          </table:table-cell>
        </table:table-row>
        <table:table-row table:style-name="TableLine2147440185568">
          <table:table-cell table:style-name="Tabelle1.A2" office:value-type="string">
            <text:p text:style-name="P20">Lina</text:p>
          </table:table-cell>
          <table:table-cell table:style-name="Tabelle1.A2" office:value-type="string">
            <text:p text:style-name="P13">Linas Vater ist Glasbläser. Überall in seiner Werkstatt sind Glas und Scherben. Linas Mutter ist Verkäuferin. Sie hat 4 Geschwister, die sie lange nicht mehr gesehen hat. Sie wurde eingewiesen, weil sie in der Werkstatt des Vaters alles in Scherben gelegt hat.</text:p>
            <text:p text:style-name="P12"><text:span text:style-name="T8">Lina</text:span> hat einmal in einen Spiegel gekuckt, aus dem sie ein Monster zurück angeschaut hat. Es war furchtbar. Seitdem hat sie Angst vor Spiegeln.</text:p>
          </table:table-cell>
          <table:table-cell table:style-name="Tabelle1.A2" office:value-type="string">
            <text:p text:style-name="P4"><text:span text:style-name="T1">Zerstöre alle Spiegel, die Dir begegnen.</text:span></text:p>
          </table:table-cell>
          <table:table-cell table:style-name="Tabelle1.D2" office:value-type="string">
            <text:p text:style-name="P20">Es gibt einen neuen Spiegel in der Toilette. Sie muss ihn zerstören.</text:p>
          </table:table-cell>
        </table:table-row>
        <table:table-row table:style-name="TableLine2147440185568">
          <table:table-cell table:style-name="Tabelle1.A2" office:value-type="string">
            <text:p text:style-name="Table_20_Contents">Othilia</text:p>
          </table:table-cell>
          <table:table-cell table:style-name="Tabelle1.A2" office:value-type="string">
            <text:p text:style-name="P14">Othilia ist blind. <text:span text:style-name="T9">Sie ist im Haushalt nicht zu gebrauchen. Außerdem glaubt sie an Geister. Ihre Familie, streng gläubige Christen, hat Angst vor ihr und hat sie verstoßen.</text:span></text:p>
            <text:p text:style-name="P14">Sie weiß, dass ein Geist ihr die Augen gestohlen hat. Sie möchte ihre Augen zurück. Dafür muss sie andere Augen als Tausch anbieten.</text:p>
          </table:table-cell>
          <table:table-cell table:style-name="Tabelle1.A2" office:value-type="string">
            <text:p text:style-name="P6"><text:span text:style-name="T3">Erlange Dein Augenlicht zurück!</text:span></text:p>
          </table:table-cell>
          <table:table-cell table:style-name="Tabelle1.D2" office:value-type="string">
            <text:p text:style-name="P20">Im Park gibt es zahlreiche Tiere. Sie muss sie fangen und sich erlösen.</text:p>
          </table:table-cell>
        </table:table-row>
        <table:table-row table:style-name="TableLine2147440185568">
          <table:table-cell table:style-name="Tabelle1.A2" office:value-type="string">
            <text:p text:style-name="Table_20_Contents">Ricarda</text:p>
          </table:table-cell>
          <table:table-cell table:style-name="Tabelle1.A2" office:value-type="string">
            <text:p text:style-name="P15">Seit Ricardas Schwester gestorben ist, spricht sie nicht mehr. Die Irrenanstalt hat der gutbetuchten Familie versprochen, sie zu heilen.</text:p>
            <text:p text:style-name="P15"><text:span text:style-name="T10">Ricarda kann oder will nicht sprechen. Sie hat einen Hamster, den versteckt. Sie liebt ihren Hamster.</text:span></text:p>
          </table:table-cell>
          <table:table-cell table:style-name="Tabelle1.A2" office:value-type="string">
            <text:p text:style-name="P7"><text:span text:style-name="T1">Pass auf Deinen Hamster auf!</text:span></text:p>
          </table:table-cell>
          <table:table-cell table:style-name="Tabelle1.D2" office:value-type="string">
            <text:p text:style-name="Table_20_Contents"/>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9:17:38.717000000</meta:creation-date>
    <dc:date>2022-10-14T17:59:06.829000000</dc:date>
    <meta:editing-duration>PT40M51S</meta:editing-duration>
    <meta:editing-cycles>7</meta:editing-cycles>
    <meta:generator>LibreOffice/7.2.2.2$Windows_X86_64 LibreOffice_project/02b2acce88a210515b4a5bb2e46cbfb63fe97d56</meta:generator>
    <meta:document-statistic meta:table-count="1" meta:image-count="0" meta:object-count="0" meta:page-count="1" meta:paragraph-count="34" meta:word-count="430" meta:character-count="2676" meta:non-whitespace-character-count="2277"/>
  </office:meta>
</office:document-meta>
</file>